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0/2021</text:span></text:p>
      <text:p text:style-name="P9"/>
      <text:p text:style-name="P10">RECIBI CONFORME</text:p>
      <text:p text:style-name="P9"/>
      <text:p text:style-name="P11">CLIENTE: CASA AGROPECUARIA E&amp;A SOCIEDAD ANONIMA CERRAD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RBOCCO RATTO, ENZZO AUGUS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6:55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